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262626" style:text-outline="false" style:font-name="Times New Roman" fo:font-size="12pt" fo:letter-spacing="normal" style:letter-kerning="false" style:font-name-asian="HelveticaNeue" style:font-size-asian="12pt" style:font-name-complex="HelveticaNeue" style:font-size-complex="12pt"/>
    </style:style>
    <style:style style:name="P2" style:family="paragraph" style:parent-style-name="Standard" style:list-style-name="">
      <style:paragraph-properties style:text-autospace="none"/>
      <style:text-properties fo:color="#262626" style:text-outline="false" style:font-name="Times New Roman" fo:font-size="12pt" fo:letter-spacing="normal" style:letter-kerning="false" style:font-name-asian="Menlo-Regular" style:font-size-asian="12pt" style:font-name-complex="Menlo-Regular" style:font-size-complex="12pt"/>
    </style:style>
    <style:style style:name="P3" style:family="paragraph" style:parent-style-name="Standard" style:list-style-name="">
      <style:paragraph-properties style:text-autospace="non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.5in" fo:margin-right="0in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color="#262626" style:text-outline="false" style:font-name="Times New Roman" fo:font-size="12pt" fo:letter-spacing="normal" style:letter-kerning="false" style:font-name-asian="HelveticaNeue" style:font-size-asian="12pt" style:font-name-complex="HelveticaNeue" style:font-size-complex="12pt"/>
    </style:style>
    <style:style style:name="T1" style:family="text">
      <style:text-properties fo:color="#262626" style:text-outline="false" style:font-name="HelveticaNeue" fo:font-size="16pt" fo:letter-spacing="normal" style:letter-kerning="false" style:font-name-asian="HelveticaNeue" style:font-size-asian="16pt" style:font-name-complex="HelveticaNeue" style:font-size-complex="16pt"/>
    </style:style>
    <style:style style:name="T2" style:family="text">
      <style:text-properties fo:color="#262626" style:text-outline="false" style:font-name="Menlo-Regular" fo:font-size="14pt" fo:letter-spacing="normal" style:letter-kerning="false" style:font-name-asian="Menlo-Regular" style:font-size-asian="14pt" style:font-name-complex="Menlo-Regular" style:font-size-complex="14pt"/>
    </style:style>
    <style:style style:name="T3" style:family="text">
      <style:text-properties fo:color="#262626" style:text-outline="false" fo:font-size="14pt" fo:letter-spacing="normal" style:letter-kerning="false" style:font-name-asian="Menlo-Regular" style:font-size-asian="14pt" style:font-name-complex="Menlo-Regular" style:font-size-complex="14pt"/>
    </style:style>
    <style:style style:name="T4" style:family="text">
      <style:text-properties fo:color="#262626" style:text-outline="false" fo:letter-spacing="normal" style:letter-kerning="false" style:font-name-asian="Menlo-Regular" style:font-name-complex="Menlo-Regular"/>
    </style:style>
    <style:style style:name="T5" style:family="text">
      <style:text-properties fo:color="#94064b" style:text-outline="false" style:font-name="Menlo-Regular" fo:font-size="14pt" fo:letter-spacing="normal" style:letter-kerning="false" style:font-name-asian="Menlo-Regular" style:font-size-asian="14pt" style:font-name-complex="Menlo-Regular" style:font-size-complex="14pt"/>
    </style:style>
    <style:style style:name="T6" style:family="text">
      <style:text-properties fo:color="#94064b" style:text-outline="false" fo:font-size="14pt" fo:letter-spacing="normal" style:letter-kerning="false" style:font-name-asian="Menlo-Regular" style:font-size-asian="14pt" style:font-name-complex="Menlo-Regular" style:font-size-complex="14pt"/>
    </style:style>
    <style:style style:name="T7" style:family="text">
      <style:text-properties fo:color="#94064b" style:text-outline="false" fo:letter-spacing="normal" style:letter-kerning="false" style:font-name-asian="Menlo-Regular" style:font-name-complex="Menlo-Regular"/>
    </style:style>
    <style:style style:name="T8" style:family="text">
      <style:text-properties fo:color="#0e72a4" style:text-outline="false" style:font-name="Menlo-Regular" fo:font-size="14pt" fo:letter-spacing="normal" style:letter-kerning="false" style:font-name-asian="Menlo-Regular" style:font-size-asian="14pt" style:font-name-complex="Menlo-Regular" style:font-size-complex="14pt"/>
    </style:style>
    <style:style style:name="T9" style:family="text">
      <style:text-properties fo:color="#0e72a4" style:text-outline="false" fo:font-size="14pt" fo:letter-spacing="normal" style:letter-kerning="false" style:font-name-asian="Menlo-Regular" style:font-size-asian="14pt" style:font-name-complex="Menlo-Regular" style:font-size-complex="14pt"/>
    </style:style>
    <style:style style:name="T10" style:family="text">
      <style:text-properties fo:color="#0e72a4" style:text-outline="false" fo:letter-spacing="normal" style:letter-kerning="false" style:font-name-asian="Menlo-Regular" style:font-name-complex="Menlo-Regula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vity: 17,568 data points with 2304 NAs (steps)</text:p>
      <text:p text:style-name="Standard"><text:s text:c="2"/>steps <text:s text:c="6"/>date interval</text:p>
      <text:p text:style-name="Standard">1 <text:s text:c="3"/>NA 2012-10-01 <text:s text:c="7"/>0</text:p>
      <text:p text:style-name="Standard">2 <text:s text:c="3"/>NA 2012-10-01 <text:s text:c="7"/>5</text:p>
      <text:p text:style-name="Standard">3 <text:s text:c="3"/>NA 2012-10-01 <text:s text:c="6"/>10</text:p>
      <text:p text:style-name="Standard">4 <text:s text:c="3"/>NA 2012-10-01 <text:s text:c="6"/>15</text:p>
      <text:p text:style-name="Standard">5 <text:s text:c="3"/>NA 2012-10-01 <text:s text:c="6"/>20</text:p>
      <text:p text:style-name="Standard">6 <text:s text:c="3"/>NA 2012-10-01 <text:s text:c="6"/>25</text:p>
      <text:p text:style-name="Standard"/>
      <text:p text:style-name="Standard">Want to replicate the steps column</text:p>
      <text:p text:style-name="Standard"/>
      <text:p text:style-name="Standard">head(avg_activity_by_day) (61 values with avg steps by each day)</text:p>
      <text:p text:style-name="Standard"><text:s text:c="8"/>date <text:s text:c="3"/>steps</text:p>
      <text:p text:style-name="Standard">1 2012-10-01 <text:s text:c="6"/>NA</text:p>
      <text:p text:style-name="Standard">2 2012-10-02 <text:s/>0.43750</text:p>
      <text:p text:style-name="Standard">3 2012-10-03 39.41667</text:p>
      <text:p text:style-name="Standard">4 2012-10-04 42.06944</text:p>
      <text:p text:style-name="Standard">5 2012-10-05 46.15972</text:p>
      <text:p text:style-name="Standard">6 2012-10-06 53.54167</text:p>
      <text:p text:style-name="Standard"/>
      <text:p text:style-name="Standard">head(activity_by_interval) (288 values with avg steps by each interval)</text:p>
      <text:p text:style-name="Standard"><text:s text:c="2"/>interval <text:s text:c="4"/>steps</text:p>
      <text:p text:style-name="Standard">1 <text:s text:c="7"/>0 1.7169811</text:p>
      <text:p text:style-name="Standard">2 <text:s text:c="7"/>5 0.3396226</text:p>
      <text:p text:style-name="Standard">3 <text:s text:c="6"/>10 0.1320755</text:p>
      <text:p text:style-name="Standard">4 <text:s text:c="6"/>15 0.1509434</text:p>
      <text:p text:style-name="Standard">5 <text:s text:c="6"/>20 0.0754717</text:p>
      <text:p text:style-name="Standard">6 <text:s text:c="6"/>25 2.0943396</text:p>
      <text:p text:style-name="Standard"/>
      <text:p text:style-name="P1">My strategy is to use the mean for that 5-minute interval to fill each NA value in the steps column.</text:p>
      <text:p text:style-name="P4">Create a new dataset that is equal to the original dataset but with the missing data filled in.</text:p>
      <text:p text:style-name="P3"><text:span text:style-name="T4">newData </text:span><text:span text:style-name="T7">&lt;-</text:span><text:span text:style-name="T4"> data </text:span></text:p>
      <text:p text:style-name="P3"><text:span text:style-name="T7">for</text:span><text:span text:style-name="T4"> (i </text:span><text:span text:style-name="T7">in</text:span><text:span text:style-name="T4"> </text:span><text:span text:style-name="T10">1</text:span><text:span text:style-name="T7">:</text:span><text:span text:style-name="T4">nrow(newData)) {</text:span></text:p>
      <text:p text:style-name="P3"><text:span text:style-name="T4"><text:s text:c="4"/></text:span><text:span text:style-name="T7">if</text:span><text:span text:style-name="T4"> (is.na(newData</text:span><text:span text:style-name="T7">$</text:span><text:span text:style-name="T4">steps[i])) {</text:span></text:p>
      <text:p text:style-name="P3"><text:span text:style-name="T4"><text:s text:c="8"/>newData</text:span><text:span text:style-name="T7">$</text:span><text:span text:style-name="T4">steps[i] </text:span><text:span text:style-name="T7">&lt;-</text:span><text:span text:style-name="T4"> avgSteps[which(newData</text:span><text:span text:style-name="T7">$</text:span><text:span text:style-name="T4">interval[i] </text:span><text:span text:style-name="T7">==</text:span><text:span text:style-name="T4"> avgSteps</text:span><text:span text:style-name="T7">$</text:span><text:span text:style-name="T4">interval), ]</text:span><text:span text:style-name="T7">$</text:span><text:span text:style-name="T4">meanOfSteps</text:span></text:p>
      <text:p text:style-name="P2"><text:s text:c="4"/>}</text:p>
      <text:p text:style-name="P2">}</text:p>
      <text:p text:style-name="P2"/>
      <text:p text:style-name="P2">head(newData)</text:p>
      <text:p text:style-name="P3"><text:span text:style-name="T4">sum(is.na(newData)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TF_5f_Num_20_2_20_1" style:display-name="RTF_Num 2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space-before="0.25in" text:min-label-width="0.2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06:35:26</meta:creation-date>
    <dc:date>2015-08-08T08:12:22</dc:date>
    <meta:editing-duration>PT1H36M57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35" meta:word-count="158" meta:character-count="1105"/>
  </office:meta>
</office:document-meta>
</file>